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C818B2E87D.png" manifest:media-type="image/png"/>
  <manifest:file-entry manifest:full-path="Pictures/10000000000000C8000000C8AB2AB1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7.62m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Text Frame 1" draw:style-name="gr1" draw:text-style-name="P1" svg:width="17.63mm" svg:height="17.63mm" svg:x="18.93mm" svg:y="-8.17mm"><draw:text-box><text:p>23</text:p></draw:text-box></draw:frame><draw:frame text:anchor-type="paragraph" draw:z-index="3" draw:name="Text Frame 2" draw:style-name="gr1" draw:text-style-name="P1" svg:width="17.63mm" svg:height="17.63mm" svg:x="126.08mm" svg:y="-10.28mm"><draw:text-box><text:p>44</text:p></draw:text-box></draw:frame><draw:frame draw:style-name="fr1" draw:name="Image1" text:anchor-type="char" svg:x="73.66mm" svg:y="-1.59mm" svg:width="99.99mm" svg:height="99.99mm" draw:z-index="0"><draw:image xlink:href="Pictures/10000000000000C8000000C8AB2AB1B9.png" xlink:type="simple" xlink:show="embed" xlink:actuate="onLoad" draw:mime-type="image/png"/></draw:frame><draw:frame draw:style-name="fr1" draw:name="Image2" text:anchor-type="char" svg:x="0.64mm" svg:y="-0.53mm" svg:width="50.01mm" svg:height="50.01mm" draw:z-index="1"><draw:image xlink:href="Pictures/10000000000000C8000000C818B2E8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1:20:00.128830784</meta:creation-date>
    <dc:date>2025-11-13T11:28:18.100325327</dc:date>
    <meta:editing-duration>PT8M18S</meta:editing-duration>
    <meta:editing-cycles>1</meta:editing-cycles>
    <meta:generator>LibreOffice/25.2.3.2$Linux_X86_64 LibreOffice_project/520$Build-2</meta:generator>
    <meta:print-date>2025-11-13T11:29:17.122240392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